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Tabelle1" style:family="table">
      <style:table-properties style:width="14.469cm" fo:margin-left="1.016cm" fo:margin-right="1.513cm" table:align="margins"/>
    </style:style>
    <style:style style:name="Tabelle1.A" style:family="table-column">
      <style:table-column-properties style:column-width="1.08cm" style:rel-column-width="4890*"/>
    </style:style>
    <style:style style:name="Tabelle1.B" style:family="table-column">
      <style:table-column-properties style:column-width="2.064cm" style:rel-column-width="9349*"/>
    </style:style>
    <style:style style:name="Tabelle1.C" style:family="table-column">
      <style:table-column-properties style:column-width="2.037cm" style:rel-column-width="9229*"/>
    </style:style>
    <style:style style:name="Tabelle1.E" style:family="table-column">
      <style:table-column-properties style:column-width="2.17cm" style:rel-column-width="9829*"/>
    </style:style>
    <style:style style:name="Tabelle1.F" style:family="table-column">
      <style:table-column-properties style:column-width="2.355cm" style:rel-column-width="10668*"/>
    </style:style>
    <style:style style:name="Tabelle1.G" style:family="table-column">
      <style:table-column-properties style:column-width="2.699cm" style:rel-column-width="12221*"/>
    </style:style>
    <style:style style:name="Tabelle1.1" style:family="table-row">
      <style:table-row-properties style:min-row-height="0.681cm"/>
    </style:style>
    <style:style style:name="Tabel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B1" style:family="table-cell">
      <style:table-cell-properties fo:padding="0.097cm" fo:border-left="0.002cm solid #000000" fo:border-right="none" fo:border-top="0.002cm solid #000000" fo:border-bottom="0.002cm solid #000000"/>
    </style:style>
    <style:style style:name="Tabelle1.G1" style:family="table-cell">
      <style:table-cell-properties fo:padding="0.097cm" fo:border="0.002cm solid #000000"/>
    </style:style>
    <style:style style:name="Tabelle1.A2" style:family="table-cell">
      <style:table-cell-properties style:vertical-align="top" fo:padding="0.097cm" fo:border-left="0.002cm solid #000000" fo:border-right="none" fo:border-top="none" fo:border-bottom="0.002cm solid #000000"/>
    </style:style>
    <style:style style:name="Tabelle1.G2" style:family="table-cell">
      <style:table-cell-properties style:vertical-align="top" fo:padding="0.097cm" fo:border-left="0.002cm solid #000000" fo:border-right="0.002cm solid #000000" fo:border-top="none" fo:border-bottom="0.002cm solid #000000"/>
    </style:style>
    <style:style style:name="P1" style:family="paragraph" style:parent-style-name="Standard">
      <style:paragraph-properties fo:text-align="end" style:justify-single-word="false"/>
      <style:text-properties fo:font-size="14pt" style:text-underline-style="none"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4" style:family="paragraph" style:parent-style-name="Standard" style:list-style-name="L1">
      <style:text-properties fo:font-weight="bold" style:font-weight-asian="bold" style:font-weight-complex="bold"/>
    </style:style>
    <style:style style:name="P5" style:family="paragraph" style:parent-style-name="Standard" style:list-style-name="L1"/>
    <style:style style:name="P6" style:family="paragraph" style:parent-style-name="Standard" style:list-style-name="L1">
      <style:text-properties fo:font-size="12pt" style:text-underline-style="none" style:font-size-asian="12pt" style:font-size-complex="12pt"/>
    </style:style>
    <style:style style:name="P7" style:family="paragraph" style:parent-style-name="Standard">
      <style:text-properties fo:font-size="12pt" style:text-underline-style="none" style:font-size-asian="12pt" style:font-size-complex="12pt"/>
    </style:style>
    <style:style style:name="P8" style:family="paragraph" style:parent-style-name="Standard" style:list-style-name="L2">
      <style:text-properties fo:font-size="15pt" style:text-underline-style="solid" style:text-underline-width="auto" style:text-underline-color="font-color" style:font-size-asian="15pt" style:font-size-complex="15pt"/>
    </style:style>
    <style:style style:name="P9" style:family="paragraph" style:parent-style-name="Standard">
      <style:text-properties fo:font-size="14pt" style:font-size-asian="14pt" style:font-size-complex="14pt"/>
    </style:style>
    <style:style style:name="P10" style:family="paragraph" style:parent-style-name="Standard" style:list-style-name="L3"/>
    <style:style style:name="P11" style:family="paragraph" style:parent-style-name="Standard" style:list-style-name="L4"/>
    <style:style style:name="P12" style:family="paragraph" style:parent-style-name="Preformatted_20_Text" style:list-style-name="L3">
      <style:text-properties style:font-name="Thorndale"/>
    </style:style>
    <style:style style:name="P13" style:family="paragraph" style:parent-style-name="List_20_Heading" style:list-style-name="L3">
      <style:paragraph-properties fo:margin-top="0cm" fo:margin-bottom="0.499cm"/>
    </style:style>
    <style:style style:name="P14" style:family="paragraph" style:parent-style-name="Standard" style:list-style-name="L3">
      <style:paragraph-properties fo:margin-top="0cm" fo:margin-bottom="0.499cm"/>
    </style:style>
    <style:style style:name="P15" style:family="paragraph" style:parent-style-name="List_20_Heading" style:list-style-name="L3"/>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6">
      <style:text-properties fo:font-size="12pt" style:text-underline-style="none" style:font-size-asian="12pt" style:font-size-complex="12pt"/>
    </style:style>
    <style:style style:name="P19" style:family="paragraph" style:parent-style-name="Standard" style:list-style-name="L6">
      <style:text-properties fo:font-weight="normal" style:font-weight-asian="normal" style:font-weight-complex="normal"/>
    </style:style>
    <style:style style:name="P20" style:family="paragraph" style:parent-style-name="List_20_Heading" style:list-style-name="L6">
      <style:paragraph-properties fo:margin-top="0cm" fo:margin-bottom="0.499cm"/>
    </style:style>
    <style:style style:name="P21" style:family="paragraph" style:parent-style-name="Text_20_body">
      <style:text-properties fo:font-size="12pt" style:text-underline-style="none" style:font-size-asian="12pt" style:font-size-complex="12pt"/>
    </style:style>
    <style:style style:name="P22" style:family="paragraph" style:parent-style-name="Standard">
      <style:text-properties fo:font-size="14pt" style:text-underline-style="none" style:font-size-asian="14pt" style:font-size-complex="14pt"/>
    </style:style>
    <style:style style:name="P23" style:family="paragraph" style:parent-style-name="Text_20_body" style:list-style-name="L7">
      <style:paragraph-properties fo:margin-top="0cm" fo:margin-bottom="0cm"/>
    </style:style>
    <style:style style:name="P24" style:family="paragraph" style:parent-style-name="Standard" style:list-style-name="L8">
      <style:text-properties fo:font-size="14pt" style:text-underline-style="none" style:font-size-asian="14pt" style:font-size-complex="14pt"/>
    </style:style>
    <style:style style:name="P25" style:family="paragraph" style:parent-style-name="Standard" style:list-style-name="L9">
      <style:text-properties fo:font-size="12pt" style:text-underline-style="none" style:font-size-asian="12pt" style:font-size-complex="12pt"/>
    </style:style>
    <style:style style:name="P26" style:family="paragraph" style:parent-style-name="Standard" style:list-style-name="L9"/>
    <style:style style:name="P27" style:family="paragraph" style:parent-style-name="Standard">
      <style:text-properties fo:font-size="16pt" style:text-underline-style="solid" style:text-underline-width="auto" style:text-underline-color="font-color" style:font-size-asian="16pt" style:font-size-complex="16pt"/>
    </style:style>
    <style:style style:name="P28" style:family="paragraph" style:parent-style-name="Standard" style:list-style-name="L10"/>
    <style:style style:name="P29" style:family="paragraph" style:parent-style-name="Table_20_Contents">
      <style:paragraph-properties fo:text-align="center" style:justify-single-word="false"/>
    </style:style>
    <style:style style:name="P30" style:family="paragraph" style:parent-style-name="Standard">
      <style:paragraph-properties fo:text-align="center" style:justify-single-word="false"/>
    </style:style>
    <style:style style:name="P31" style:family="paragraph" style:parent-style-name="Standard">
      <style:paragraph-properties fo:text-align="center" style:justify-single-word="false"/>
      <style:text-properties style:font-name="Thorndale"/>
    </style:style>
    <style:style style:name="P32" style:family="paragraph" style:parent-style-name="Standard">
      <style:paragraph-properties>
        <style:tab-stops>
          <style:tab-stop style:position="0.503cm"/>
        </style:tab-stops>
      </style:paragraph-properties>
    </style:style>
    <style:style style:name="P33" style:family="paragraph" style:parent-style-name="Standard">
      <style:paragraph-properties>
        <style:tab-stops>
          <style:tab-stop style:position="0.503cm"/>
          <style:tab-stop style:position="0.873cm"/>
        </style:tab-stops>
      </style:paragraph-properties>
    </style:style>
    <style:style style:name="P34" style:family="paragraph" style:parent-style-name="Standard" style:list-style-name="L11">
      <style:text-properties fo:font-size="14pt" style:text-underline-style="none" style:font-size-asian="14pt" style:font-size-complex="14pt"/>
    </style:style>
    <style:style style:name="P35" style:family="paragraph" style:parent-style-name="Standard" style:list-style-name="L12"/>
    <style:style style:name="P36" style:family="paragraph" style:parent-style-name="Standard" style:list-style-name="L13"/>
    <style:style style:name="P37" style:family="paragraph" style:parent-style-name="Standard" style:list-style-name="L13">
      <style:text-properties fo:font-size="12pt" style:text-underline-style="none" fo:font-weight="normal" style:font-size-asian="12pt" style:font-weight-asian="normal" style:font-size-complex="12pt" style:font-weight-complex="normal"/>
    </style:style>
    <style:style style:name="P38" style:family="paragraph" style:parent-style-name="Standard">
      <style:text-properties fo:font-size="12pt" style:text-underline-style="none" fo:font-weight="normal" style:font-size-asian="12pt" style:font-weight-asian="normal" style:font-size-complex="12pt" style:font-weight-complex="normal"/>
    </style:style>
    <style:style style:name="P39" style:family="paragraph" style:parent-style-name="Standard" style:list-style-name="L14">
      <style:text-properties fo:font-size="12pt" style:text-underline-style="none" style:font-size-asian="12pt" style:font-size-complex="12pt"/>
    </style:style>
    <style:style style:name="T1" style:family="text">
      <style:text-properties fo:font-size="12pt" style:text-underline-style="none" fo:font-weight="normal" style:font-size-asian="12pt" style:font-weight-asian="normal" style:font-size-complex="12pt" style:font-weight-complex="normal"/>
    </style:style>
    <style:style style:name="T2" style:family="text">
      <style:text-properties fo:font-size="12pt" style:text-underline-style="none" style:font-size-asian="12pt" style:font-size-complex="12pt"/>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fo:font-weight="bold"/>
    </style:style>
    <style:style style:name="T6" style:family="text" style:parent-style-name="Source_20_Text">
      <style:text-properties style:font-name="Thorndale" fo:font-size="12pt" fo:font-weight="bold" style:font-size-asian="12pt" style:font-weight-asian="bold" style:font-size-complex="12pt" style:font-weight-complex="bold"/>
    </style:style>
    <style:style style:name="T7" style:family="text">
      <style:text-properties style:font-name="Thorndale" fo:font-size="12pt" fo:font-weight="bold" style:font-size-asian="12pt" style:font-weight-asian="bold" style:font-size-complex="12pt" style:font-weight-complex="bold"/>
    </style:style>
    <style:style style:name="T8" style:family="text" style:parent-style-name="Source_20_Text">
      <style:text-properties style:font-name="Thorndale" fo:font-size="12pt" fo:font-weight="normal" style:font-size-asian="12pt" style:font-weight-asian="normal" style:font-size-complex="12pt" style:font-weight-complex="normal"/>
    </style:style>
    <style:style style:name="T9" style:family="text">
      <style:text-properties fo:font-weight="normal" style:font-weight-asian="normal" style:font-weight-complex="normal"/>
    </style:style>
    <style:style style:name="T10" style:family="text" style:parent-style-name="Source_20_Text">
      <style:text-properties style:font-name="Thorndale"/>
    </style:style>
    <style:style style:name="T11" style:family="text">
      <style:text-properties fo:font-size="14pt" style:text-underline-style="none" fo:font-weight="normal" style:font-size-asian="14pt" style:font-weight-asian="normal" style:font-size-complex="14pt" style:font-weight-complex="normal"/>
    </style:style>
    <style:style style:name="T12" style:family="text">
      <style:text-properties style:text-position="super 58%" fo:font-size="14pt" style:text-underline-style="none" fo:font-weight="normal" style:font-size-asian="14pt" style:font-weight-asian="normal" style:font-size-complex="14pt" style:font-weight-complex="normal"/>
    </style:style>
    <style:style style:name="T13" style:family="text">
      <style:text-properties fo:font-weight="bold" style:font-weight-asian="normal" style:font-weight-complex="normal"/>
    </style:style>
    <style:style style:name="T14" style:family="text">
      <style:text-properties style:text-underline-style="none" fo:font-weight="normal" style:font-weight-asian="normal" style:font-weight-complex="normal"/>
    </style:style>
    <style:style style:name="T15" style:family="text">
      <style:text-properties fo:font-weight="normal" style:font-weight-asian="normal" style:font-weight-complex="normal"/>
    </style:style>
    <style:style style:name="T16" style:family="text">
      <style:text-properties fo:font-size="12pt" style:text-underline-style="solid" style:text-underline-width="auto" style:text-underline-color="font-color" style:font-size-asian="12pt" style:font-size-complex="12pt"/>
    </style:style>
    <style:style style:name="T17" style:family="text">
      <style:text-properties style:font-name="Thorndale"/>
    </style:style>
    <text:list-style style:name="L1">
      <text:list-level-style-number text:level="1" style:num-suffix="." style:num-format="I">
        <style:list-level-properties text:min-label-width="0.499cm"/>
      </text:list-level-style-number>
      <text:list-level-style-number text:level="2" style:num-suffix="." style:num-format="I">
        <style:list-level-properties text:space-before="0.501cm" text:min-label-width="0.499cm"/>
      </text:list-level-style-number>
      <text:list-level-style-number text:level="3" style:num-suffix="." style:num-format="I">
        <style:list-level-properties text:space-before="1cm" text:min-label-width="0.499cm"/>
      </text:list-level-style-number>
      <text:list-level-style-number text:level="4" style:num-suffix="." style:num-format="I">
        <style:list-level-properties text:space-before="1.501cm" text:min-label-width="0.499cm"/>
      </text:list-level-style-number>
      <text:list-level-style-number text:level="5" style:num-suffix="." style:num-format="I">
        <style:list-level-properties text:space-before="2cm" text:min-label-width="0.499cm"/>
      </text:list-level-style-number>
      <text:list-level-style-number text:level="6" style:num-suffix="." style:num-format="I">
        <style:list-level-properties text:space-before="2.501cm" text:min-label-width="0.499cm"/>
      </text:list-level-style-number>
      <text:list-level-style-number text:level="7" style:num-suffix="." style:num-format="I">
        <style:list-level-properties text:space-before="3.001cm" text:min-label-width="0.499cm"/>
      </text:list-level-style-number>
      <text:list-level-style-number text:level="8" style:num-suffix="." style:num-format="I">
        <style:list-level-properties text:space-before="3.502cm" text:min-label-width="0.499cm"/>
      </text:list-level-style-number>
      <text:list-level-style-number text:level="9" style:num-suffix="." style:num-format="I">
        <style:list-level-properties text:space-before="4.001cm" text:min-label-width="0.499cm"/>
      </text:list-level-style-number>
      <text:list-level-style-number text:level="10" style:num-suffix="." style:num-format="I">
        <style:list-level-properties text:space-before="4.502cm" text:min-label-width="0.499cm"/>
      </text:list-level-style-number>
    </text:list-style>
    <text:list-style style:name="L2">
      <text:list-level-style-number text:level="1" text:style-name="Numbering_20_Symbols"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number text:level="1" text:style-name="Numbering_20_Symbols" style:num-suffix="." style:num-format="1" text:start-value="4">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number text:level="1" text:style-name="Numbering_20_Symbols"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NET 2005 Beta 2 (wntmsci11)</text:p>
      <text:p text:style-name="P3">Contents</text:p>
      <text:list text:style-name="L1">
        <text:list-item>
          <text:p text:style-name="P4">General</text:p>
          <text:p text:style-name="P5">1. Changes on compiler switches</text:p>
          <text:p text:style-name="P5">2. <text:span text:style-name="T1">Breaking Changes</text:span></text:p>
          <text:p text:style-name="P5">3. <text:span text:style-name="T2">Nonstandard behavior<text:line-break/>4. Miscellaneous</text:span></text:p>
          <text:p text:style-name="P5"/>
        </text:list-item>
        <text:list-item>
          <text:p text:style-name="P5"><text:span text:style-name="T3">Building StarOffice till binfilter module</text:span><text:line-break/>1. <text:span text:style-name="T2">Size and build performance .NET 2005 Beta 2 vs. .NET 2003</text:span></text:p>
          <text:p text:style-name="P6">2. Required changes and known problems</text:p>
        </text:list-item>
      </text:list>
      <text:p text:style-name="P7"/>
      <text:p text:style-name="P7"/>
      <text:list text:style-name="L2">
        <text:list-item>
          <text:p text:style-name="P8">General</text:p>
          <text:p text:style-name="P8"/>
        </text:list-item>
      </text:list>
      <text:p text:style-name="P9">1. Changes on compiler switches<text:span text:style-name="T4">1)</text:span></text:p>
      <text:list text:style-name="L3">
        <text:list-item>
          <text:list>
            <text:list-item>
              <text:p text:style-name="P10"><text:s/><text:span text:style-name="T5">/G3</text:span>, <text:span text:style-name="T5">/G4</text:span>, <text:span text:style-name="T5">/G5</text:span>, <text:span text:style-name="T5">/G6</text:span>, <text:span text:style-name="T5">/G7</text:span>, and <text:span text:style-name="T5">/GB</text:span> compiler options have been removed<text:line-break/>The compiler now uses a blended model that attempts to create the best output file for all architectures</text:p>
            </text:list-item>
            <text:list-item>
              <text:p text:style-name="P10"><text:bookmark text:name="mainBody"/><text:span text:style-name="T5">/Gf</text:span> has been removed</text:p>
              <text:p text:style-name="P10">Use /GF (Eliminate Duplicate Strings) instead. <text:span text:style-name="T5">/GF</text:span> puts pooled strings into a read-only section, which is safer than the writeable section, where <text:span text:style-name="T5">/Gf</text:span> added them. </text:p>
            </text:list-item>
          </text:list>
        </text:list-item>
      </text:list>
      <text:list text:style-name="L4">
        <text:list-item>
          <text:list>
            <text:list-item>
              <text:p text:style-name="P11"><text:bookmark text:name="mainBody1"/><text:span text:style-name="T5">/ML</text:span> and <text:span text:style-name="T5">/MLd</text:span> compiler options have been removed</text:p>
            </text:list-item>
          </text:list>
        </text:list-item>
      </text:list>
      <text:p text:style-name="List_20_Contents">Visual C++ no longer supports single-threaded, statically linked CRT library support. Use <text:span text:style-name="T5">/MT</text:span> and <text:span text:style-name="T5">/MTd</text:span> instead.</text:p>
      <text:list text:style-name="L3">
        <text:list-item>
          <text:list>
            <text:list-item>
              <text:p text:style-name="P10"><text:bookmark text:name="mainBody2"/><text:span text:style-name="T5">/Op</text:span> compiler option had been removed. Use /fp:precise instead </text:p>
            </text:list-item>
            <text:list-item>
              <text:p text:style-name="P10"><text:span text:style-name="T5">/Oa</text:span> and <text:span text:style-name="T5">/Ow</text:span> compiler options are removed.<text:line-break/>Use the noalias or restrict __<text:span text:style-name="T5">declspec</text:span> modifiers to specify how the compiler does aliasing. </text:p>
            </text:list-item>
            <text:list-item>
              <text:p text:style-name="P10"><text:span text:style-name="T5">/YX</text:span> compiler option is removed<text:span text:style-name="T4">2)</text:span></text:p>
              <text:p text:style-name="P12">[...]</text:p>
              <text:p text:style-name="P12">Buggy features<text:line-break/>It may come as a shock, but some of the features we've released in<text:line-break/>Visual C++ haven't had the level of quality that we wish it would have.<text:line-break/>The most notable of all is automatic precompiled header (PCH) files. The<text:line-break/>YX switch was used to tell the compiler to automatically select and<text:line-break/>create a PCH file. Developers would use this to speed up a build, butin<text:line-break/>practice it slowed the build down. Only in a few test cases did it<text:line-break/>benefit the build time. Given that information, we decided to remove the<text:line-break/>switch. If you do want to use a PCH, the Yc and Yu switch still exist<text:line-break/>and, when used correctly, they will dramatically improve build times.<text:line-break/><text:line-break/>There were a few other undocumented switches left over from experiments<text:line-break/>that never showed results. We took the opportunity to at least deprecate<text:line-break/>these switches.<text:line-break/>[...]</text:p>
            </text:list-item>
            <text:list-item>
              <text:p text:style-name="P12"><text:span text:style-name="T6">/GR</text:span><text:span text:style-name="T7">, /</text:span><text:span text:style-name="T6">Zc:wchar_t</text:span><text:span text:style-name="T7">, /</text:span><text:span text:style-name="T6">Zc:forScope</text:span><text:span text:style-name="T7">,/</text:span><text:span text:style-name="T6">fp:precise</text:span><text:span text:style-name="T7">, and /</text:span><text:span text:style-name="T6">GS<text:line-break/></text:span><text:span text:style-name="T8">are now on by default.</text:span></text:p>
            </text:list-item>
            <text:list-item>
              <text:p text:style-name="P12"><text:span text:style-name="T6">/GX</text:span><text:span text:style-name="T8"> has been replaced by </text:span><text:span text:style-name="T6">/EHsc</text:span><text:span text:style-name="T8"> switch.</text:span></text:p>
            </text:list-item>
            <text:list-item>
              <text:p text:style-name="P10"><text:span text:style-name="T5">/clr</text:span> </text:p>
              <text:list>
                <text:list-item>
                  <text:p text:style-name="P10">is not compatible with <text:span text:style-name="T5">/MT</text:span><text:span text:style-name="T9">.</text:span><text:span text:style-name="T5"><text:line-break/></text:span><text:span text:style-name="T9">There is no support in the C Runtime Library to statically link to a managed application. All managed applications have to be dynamically linked (/MD).</text:span></text:p>
                </text:list-item>
                <text:list-item>
                  <text:p text:style-name="P13">now accepts new CLR syntax for Visual C++.<text:line-break/>Prior to Visual C++ 2005, <text:span text:style-name="T5">/clr</text:span> compiled Managed Extensions for C++ syntax. <text:span text:style-name="T5">/clr</text:span> now compiles the new CLR syntax and .<text:span text:style-name="T5">/clr:oldSyntax</text:span> compiles Managed Extensions for C++ syntax.</text:p>
                </text:list-item>
                <text:list-item>
                  <text:p text:style-name="P14">no longer compiles C source code files<text:line-break/>Prior to Visual C++ 2005, you could compile C source code files with <text:span text:style-name="T5">/clr</text:span>, however this will now result in Command-Line Error D8045. To resolve, change the file extension to .cpp or .cxx, or compile with <text:span text:style-name="T5">/TP</text:span> or <text:span text:style-name="T5">/Tp</text:span>.</text:p>
                </text:list-item>
                <text:list-item>
                  <text:p text:style-name="P15">__int asm 3 Now Compiles to Native<text:line-break/>When compiled with <text:span text:style-name="T5">/clr</text:span>, <text:span text:style-name="T10">__asm int 3 </text:span>did not cause native code to be generated; the compiler translated the instruction to a CLR break instruction. In Visual C++ 2005, <text:span text:style-name="Source_20_Text">__asm int 3</text:span> now results in native code generation for the function. If you want a function to cause a break point in your code and if you want that function compiled to MSIL, use __debugbreak</text:p>
                </text:list-item>
                <text:list-item>
                  <text:p text:style-name="P10">New /analyze switch to enable code analysis (Enterprise Edition only)</text:p>
                </text:list-item>
                <text:list-item>
                  <text:p text:style-name="P13">/clr:noassembly and /EHsc switch are not compatible.</text:p>
                </text:list-item>
              </text:list>
            </text:list-item>
          </text:list>
        </text:list-item>
      </text:list>
      <text:p text:style-name="Text_20_body"><text:span text:style-name="T11">2. Breaking Changes</text:span><text:span text:style-name="T12">1)</text:span><text:span text:style-name="T11"><text:line-break/></text:span>This topic summarizes the compile-time errors and warnings that will now be issued on code that compiled without errors or warnings in Visual Studio .NET or earlier versions. </text:p>
      <text:list text:style-name="L5">
        <text:list-item>
          <text:p text:style-name="P16"><text:bookmark text:name="mainBody3"/><text:span text:style-name="T2">Explicit specialization not allowed as a copy constructor/copy assignment operator.<text:line-break/></text:span><text:bookmark text:name="mainBody11"/><text:span text:style-name="T2">Code that depends on an explicit template specialization for a copy constructor or copy assignment operator will now get Compiler Error C2299. Standard C++ prohibits this.</text:span></text:p>
        </text:list-item>
      </text:list>
      <text:list text:style-name="L6">
        <text:list-item>
          <text:p text:style-name="P17">Pointer-to-members now require qualified name and &amp;<text:line-break/>Code written for previous versions of the compiler that just used the method name will now give Compiler Error C3867 or Compiler Warning C4867. This diagnostic is required by Standard C++. Now, to create a pointer to a member function, the address of operator (&amp;) must be used with the fully qualified name of the method. Not having to use the &amp; operator and the fully qualified name of the method lead to logic bugs in code due missing parenthesis in function calls. Using the function's name without an argument list results in a function pointer which is convertible to several types, thus the code would have compiled leading to unexpected behavior at runtime.</text:p>
        </text:list-item>
        <text:list-item>
          <text:p text:style-name="P17"><text:bookmark text:name="mainBody21"/>Unspecialized class template can't be used as a template argument in a base class list (C3203).</text:p>
        </text:list-item>
        <text:list-item>
          <text:p text:style-name="P18">A using declaration of nested type no longer allowed (C2885).</text:p>
        </text:list-item>
        <text:list-item>
          <text:p text:style-name="P17"><text:bookmark text:name="mainBody22"/>Compiler does not allow <text:span text:style-name="T5">const_cast</text:span> to down cast under <text:span text:style-name="T5">/clr:oldSyntax </text:span><text:span text:style-name="T9">(C2440).</text:span></text:p>
        </text:list-item>
        <text:list-item>
          <text:p text:style-name="P17">Compiler disallows forward declaration of a managed enum (<text:span text:style-name="T3">/clr</text:span>) (C2599).</text:p>
        </text:list-item>
        <text:list-item>
          <text:p text:style-name="P19">Native types are private by default outside the assembly.<text:line-break/>This change was primarily driven by the needs of developers using other, case-insensitive languages, when referencing metadata authored in Visual C++.</text:p>
        </text:list-item>
        <text:list-item>
          <text:p text:style-name="P20"><text:span text:style-name="T9">Value types no longer have a default constructor emitted, this can cause type initializers to run at different points<text:line-break/></text:span><text:bookmark text:name="mainBody41"/><text:span text:style-name="T9">Prior to Visual C++ 2005 static constructors (type initializers) in value types were run when an instance of the value type was created. To ensure that static constructors are run, access a static data member or (</text:span><text:span text:style-name="T13">/clr:oldSyntax</text:span><text:span text:style-name="T9"> only) define an instance constructor. Not providing a default constructor for value types was done because the common language runtime does not guarantee it will always call a default constructor. Also, not providing a default constructor for value types improves performance. </text:span><text:bookmark text:name="mainBody4"/></text:p>
        </text:list-item>
        <text:list-item>
          <text:p text:style-name="P19">Compiler will not inject int as the default type in declarations (C4430,C4431).</text:p>
        </text:list-item>
        <text:list-item>
          <text:p text:style-name="P17"><text:span text:style-name="T9">Syntax change for passing managed arrays to custom attributes (C3104).<text:line-break/></text:span><text:bookmark text:name="mainBody51"/><text:span text:style-name="T9">The type of the array is no longer deduced from the aggregate initialization list. The compiler now requires you to specify the type of the array as well as the initializer list. This change was required because the compiler could not always correctly deduce the array type from the aggregate initialization list. </text:span><text:bookmark text:name="mainBody5"/></text:p>
        </text:list-item>
        <text:list-item>
          <text:p text:style-name="P17"><text:span text:style-name="T9">uuid attribute can no longer target managed types.<text:line-break/></text:span><text:bookmark text:name="mainBody6"/><text:span text:style-name="T9">The uuid (C++ Attributes) attribute was allowed on a user-defined attribute using Managed Extensions for C++, but will now generate Compiler Error C3451. Use GuidAttribute instead.</text:span></text:p>
        </text:list-item>
        <text:list-item>
          <text:p text:style-name="P17"><text:span text:style-name="T9">Enforce parameter checking for Visual C++ attributes (C2065, C4581).<text:line-break/></text:span><text:bookmark text:name="mainBody71"/><text:span text:style-name="T9">Code that passes named attributes to the attribute constructor in quotes when the type is not a string, and without quotes when the type is a string will now give a Compiler Error or Compiler Warning.</text:span></text:p>
        </text:list-item>
        <text:list-item>
          <text:p text:style-name="P17"><text:span text:style-name="T9">sprintf, _sprintf_l, swprintf, _swprintf_l, strncpy, _</text:span><text:span text:style-name="T14">strncpy_l, wcsncpy, _wcsncpy_l,</text:span></text:p>
        </text:list-item>
      </text:list>
      <text:p text:style-name="Standard"><text:span text:style-name="T14"><text:tab/>_mbsncpy, _mbsncpy_l</text:span><text:span text:style-name="T9"> and other standard C functions has been marked as deprecated.<text:line-break/><text:tab/>More at </text:span><text:a xlink:type="simple" xlink:href="http://msdn.microsoft.com/library/default.asp?url=/library/en-us/dncode/html/secure03102004.asp"><text:span text:style-name="T15">MSDN: Saying Goodbye to an Old Friend</text:span></text:a></text:p>
      <text:p text:style-name="P21"/>
      <text:p text:style-name="P22">3.Nonstandard behavior<text:span text:style-name="T4">1)</text:span></text:p>
      <text:list text:style-name="L7">
        <text:list-item>
          <text:p text:style-name="P23"><text:span text:style-name="T2">See </text:span><text:a xlink:type="simple" xlink:href="http://msdn.microsoft.com/library/default.asp?url=/library/en-us/vclang/html/vclrfnonstandardbehavior.asp"><text:span text:style-name="T16">MSDN Microsoft</text:span></text:a></text:p>
        </text:list-item>
      </text:list>
      <text:p text:style-name="P7"/>
      <text:list text:style-name="L8">
        <text:list-item>
          <text:p text:style-name="P24">Miscellaneous</text:p>
        </text:list-item>
      </text:list>
      <text:list text:style-name="L9">
        <text:list-item>
          <text:list>
            <text:list-item>
              <text:p text:style-name="P25">*.sln and *.vcproj files aren't downwards compatible to .NET 2003</text:p>
            </text:list-item>
            <text:list-item>
              <text:p text:style-name="P26">New Framework 2.0</text:p>
            </text:list-item>
            <text:list-item>
              <text:p text:style-name="P26">msvcr80.dll, msvcp80.dll</text:p>
            </text:list-item>
          </text:list>
        </text:list-item>
      </text:list>
      <text:p text:style-name="Standard"/>
      <text:p text:style-name="P27">II. Building StarOffice till binfilter module</text:p>
      <text:p text:style-name="Standard"/>
      <text:p text:style-name="P22">1. Size and build performance of binfilter .NET 2005 Beta 2 vs. .NET 2003</text:p>
      <text:list text:style-name="L10">
        <text:list-header>
          <text:p text:style-name="P28">The build was performed without /arch and /G7 switches. The /GS option wasn't disabled.</text:p>
          <text:list>
            <text:list-item>
              <text:p text:style-name="P28">Size of librarys (.DLL) increased by 149KB (1,25 %) than a build with .NET2003.</text:p>
            </text:list-item>
            <text:list-item>
              <text:p text:style-name="P28">Build performance:<text:line-break/>The measurements have been carried out with a 1.80 GHz Intel Pentium 4, 512 MB RAM machine and Windows XP Professional, Service Pack 2.</text:p>
              <text:p text:style-name="P28">The locally performed measurements are showing a small build performance<text:line-break/>decrease of 3.5 % (<text:span text:style-name="T17">±</text:span> 0.6%) of the .NET 2005 Beta 2 compiler.</text:p>
            </text:list-item>
          </text:list>
        </text:list-header>
      </text:list>
      <table:table table:name="Tabelle1" table:style-name="Tabelle1">
        <table:table-column table:style-name="Tabelle1.A"/>
        <table:table-column table:style-name="Tabelle1.B"/>
        <table:table-column table:style-name="Tabelle1.C"/>
        <table:table-column table:style-name="Tabelle1.B"/>
        <table:table-column table:style-name="Tabelle1.E"/>
        <table:table-column table:style-name="Tabelle1.F"/>
        <table:table-column table:style-name="Tabelle1.G"/>
        <table:table-header-rows>
          <table:table-row table:style-name="Tabelle1.1">
            <table:table-cell table:style-name="Tabelle1.A1" office:value-type="string">
              <text:p text:style-name="P29">NET </text:p>
            </table:table-cell>
            <table:table-cell table:style-name="Tabelle1.B1" table:number-columns-spanned="4" office:value-type="string">
              <text:p text:style-name="P30">Locally Build Times [h:min:sec]</text:p>
            </table:table-cell>
            <table:covered-table-cell/>
            <table:covered-table-cell/>
            <table:covered-table-cell/>
            <table:table-cell table:style-name="Tabelle1.B1" office:value-type="string">
              <text:p text:style-name="P30"><text:span text:style-name="T17">Ø</text:span> [min]</text:p>
            </table:table-cell>
            <table:table-cell table:style-name="Tabelle1.G1" office:value-type="string">
              <text:p text:style-name="P31">σ [min]</text:p>
            </table:table-cell>
          </table:table-row>
        </table:table-header-rows>
        <table:table-row>
          <table:table-cell table:style-name="Tabelle1.A2" office:value-type="string">
            <text:p text:style-name="P29">2003</text:p>
          </table:table-cell>
          <table:table-cell table:style-name="Tabelle1.A2" office:value-type="string">
            <text:p text:style-name="P29">02:57:44</text:p>
          </table:table-cell>
          <table:table-cell table:style-name="Tabelle1.A2" office:value-type="string">
            <text:p text:style-name="P29">02:57:57</text:p>
          </table:table-cell>
          <table:table-cell table:style-name="Tabelle1.A2" office:value-type="string">
            <text:p text:style-name="P29">02:55:44</text:p>
          </table:table-cell>
          <table:table-cell table:style-name="Tabelle1.A2" office:value-type="string">
            <text:p text:style-name="P29">02:58:16</text:p>
          </table:table-cell>
          <table:table-cell table:style-name="Tabelle1.A2" office:value-type="string">
            <text:p text:style-name="P29">177,42</text:p>
          </table:table-cell>
          <table:table-cell table:style-name="Tabelle1.G2" office:value-type="string">
            <text:p text:style-name="P29">1,15</text:p>
          </table:table-cell>
        </table:table-row>
        <table:table-row table:style-name="Tabelle1.1">
          <table:table-cell table:style-name="Tabelle1.A2" office:value-type="string">
            <text:p text:style-name="P29">2005</text:p>
          </table:table-cell>
          <table:table-cell table:style-name="Tabelle1.A2" office:value-type="string">
            <text:p text:style-name="P29">03:05:11</text:p>
          </table:table-cell>
          <table:table-cell table:style-name="Tabelle1.A2" office:value-type="string">
            <text:p text:style-name="P29">03:04:34</text:p>
          </table:table-cell>
          <table:table-cell table:style-name="Tabelle1.A2" office:value-type="string">
            <text:p text:style-name="P29">03:03:04</text:p>
          </table:table-cell>
          <table:table-cell table:style-name="Tabelle1.A2" office:value-type="string">
            <text:p text:style-name="P29">03:03:27</text:p>
          </table:table-cell>
          <table:table-cell table:style-name="Tabelle1.A2" office:value-type="string">
            <text:p text:style-name="P29">184,07</text:p>
          </table:table-cell>
          <table:table-cell table:style-name="Tabelle1.G2" office:value-type="string">
            <text:p text:style-name="P29">0,98</text:p>
          </table:table-cell>
        </table:table-row>
      </table:table>
      <text:p text:style-name="P32"/>
      <text:p text:style-name="P33"><text:tab/><text:tab/></text:p>
      <text:list text:style-name="L11">
        <text:list-item>
          <text:p text:style-name="P34">Required changes and kown problems</text:p>
        </text:list-item>
      </text:list>
      <text:list text:style-name="L12">
        <text:list-item>
          <text:list>
            <text:list-item>
              <text:p text:style-name="P35"><text:span text:style-name="T3">-Zc:w_char-</text:span> has to be set to disable the new default behavior.</text:p>
            </text:list-item>
          </text:list>
        </text:list-item>
      </text:list>
      <text:list text:style-name="L13">
        <text:list-item>
          <text:list>
            <text:list-item>
              <text:p text:style-name="P36"><text:span text:style-name="T2">cli_ure is currently not buildable with .NET 2005/Framework 2.0. Extensive changes are needed.</text:span></text:p>
            </text:list-item>
            <text:list-item>
              <text:p text:style-name="P37">VS defines __in, __out and __vector which requires some minor changes in stlport.</text:p>
            </text:list-item>
            <text:list-item>
              <text:p text:style-name="P37">Several changes of compiler switches in external modules are required.</text:p>
            </text:list-item>
            <text:list-item>
              <text:p text:style-name="P37">Some minor parse problems like</text:p>
            </text:list-item>
          </text:list>
        </text:list-item>
      </text:list>
      <text:p text:style-name="P38"><text:tab/>class SvxShapePolyPolygonBezier : public SvxShapeText</text:p>
      <text:p text:style-name="P38"><text:tab/>{</text:p>
      <text:p text:style-name="P38"><text:tab/><text:tab/>[...]</text:p>
      <text:p text:style-name="P38"><text:tab/><text:tab/>public:</text:p>
      <text:p text:style-name="P38"><text:s text:c="4"/><text:tab/><text:tab/>SvxShapePolyPolygonBezier( SdrObject* pObj , <text:tab/><text:tab/><text:tab/><text:tab/><text:tab/><text:tab/><text:tab/>::com::sun::star::drawing::PolygonKind eNew =</text:p>
      <text:p text:style-name="P38"><text:s/><text:tab/><text:tab/>::com::sun::star::drawing::PolygonKind_PATHLINE) throw(); //C3083</text:p>
      <text:p text:style-name="P7"><text:tab/><text:tab/>[...]</text:p>
      <text:p text:style-name="P7"><text:tab/>}</text:p>
      <text:p text:style-name="P7"/>
      <text:p text:style-name="P7"><text:tab/>Workaround:</text:p>
      <text:p text:style-name="P7"><text:tab/>using namespace ::com:sun::star;</text:p>
      <text:p text:style-name="P7"><text:tab/><text:span text:style-name="T9">class SvxShapePolyPolygonBezier : public SvxShapeText</text:span></text:p>
      <text:p text:style-name="P38"><text:tab/>{</text:p>
      <text:p text:style-name="P38"><text:tab/><text:tab/>[...]</text:p>
      <text:p text:style-name="P38"><text:tab/><text:tab/>public:</text:p>
      <text:p text:style-name="P38"><text:s text:c="4"/><text:tab/><text:tab/>SvxShapePolyPolygonBezier( SdrObject* pObj , <text:tab/><text:tab/><text:tab/><text:tab/><text:tab/><text:tab/><text:tab/>::com::sun::star::drawing::PolygonKind eNew =</text:p>
      <text:p text:style-name="P38"><text:s/><text:tab/><text:tab/>drawing::PolygonKind_PATHLINE) throw(); <text:tab/><text:tab/> <text:s text:c="2"/>//ok</text:p>
      <text:p text:style-name="P7"><text:tab/><text:tab/>[...]</text:p>
      <text:p text:style-name="P7"><text:tab/>}</text:p>
      <text:p text:style-name="P7"/>
      <text:p text:style-name="P22">Bibliography</text:p>
      <text:list text:style-name="L14">
        <text:list-item>
          <text:p text:style-name="P39">Microsoft Visual Studio .NET 2005 Beta 2 Documentation</text:p>
        </text:list-item>
        <text:list-item>
          <text:p text:style-name="P39"><text:a xlink:type="simple" xlink:href="http://blogs.msdn.com/branbray/archive/2005/07/08/437078.aspx">http://blogs.msdn.com/branbray/archive/2005/07/08/437078.aspx</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de" fo:country="D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text-properties style:font-name="Thorndale" fo:font-size="24pt" fo:font-weight="bold" style:font-name-asian="Andale Sans UI" style:font-size-asian="24pt" style:font-weight-asian="bold" style:font-name-complex="Tahoma" style:font-size-complex="24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Andale Sans UI"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umberland" style:font-name-asian="Cumberland" style:font-name-complex="Cumberlan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2$Win32 OpenOffice.org_project/680m122$Build-8941</meta:generator>
    <meta:creation-date>2003-08-08T09:37:31</meta:creation-date>
    <dc:date>2005-09-26T10:54:06</dc:date>
    <meta:printed-by>Oliver Dr. Bolte</meta:printed-by>
    <meta:print-date>2005-09-20T11:33:14</meta:print-date>
    <dc:language>de-DE</dc:language>
    <meta:editing-cycles>69</meta:editing-cycles>
    <meta:editing-duration>P1DT21H54M39S</meta:editing-duration>
    <meta:user-defined meta:name="Info 1"/>
    <meta:user-defined meta:name="Info 2"/>
    <meta:user-defined meta:name="Info 3"/>
    <meta:user-defined meta:name="Info 4"/>
    <meta:document-statistic meta:table-count="1" meta:image-count="0" meta:object-count="0" meta:page-count="4" meta:paragraph-count="102" meta:word-count="1366" meta:character-count="8545"/>
  </office:meta>
</office:document-meta>
</file>